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112cm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stroke="none" svg:stroke-color="#000000" draw:fill="none" draw:fill-color="#ffffff" fo:min-height="0.789cm"/>
    </style:style>
    <style:style style:name="gr6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Liberation Serif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8.432cm" svg:y="4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8.432cm" svg:y="5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8.432cm" svg:y="7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8.432cm" svg:y="8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8.432cm" svg:y="10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8.432cm" svg:y="11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8.432cm" svg:y="12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8.432cm" svg:y="14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10.632cm" svg:y="5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10.632cm" svg:y="8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10.632cm" svg:y="11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10.632cm" svg:y="14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12.832cm" svg:y="8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12.832cm" svg:y="14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.448cm" svg:y1="6.364cm" svg:x2="10.564cm" svg:y2="6.364cm">
          <text:p/>
        </draw:line>
        <draw:line draw:style-name="gr2" draw:text-style-name="P1" draw:layer="layout" svg:x1="10.464cm" svg:y1="6.364cm" svg:x2="9.448cm" svg:y2="5.094cm">
          <text:p/>
        </draw:line>
        <draw:line draw:style-name="gr2" draw:text-style-name="P1" draw:layer="layout" svg:x1="9.448cm" svg:y1="7.634cm" svg:x2="10.464cm" svg:y2="6.364cm">
          <text:p/>
        </draw:line>
        <draw:line draw:style-name="gr2" draw:text-style-name="P1" draw:layer="layout" svg:x1="9.448cm" svg:y1="9.164cm" svg:x2="10.564cm" svg:y2="9.164cm">
          <text:p/>
        </draw:line>
        <draw:line draw:style-name="gr2" draw:text-style-name="P1" draw:layer="layout" svg:x1="10.464cm" svg:y1="9.164cm" svg:x2="9.448cm" svg:y2="7.894cm">
          <text:p/>
        </draw:line>
        <draw:line draw:style-name="gr2" draw:text-style-name="P1" draw:layer="layout" svg:x1="9.448cm" svg:y1="10.434cm" svg:x2="10.464cm" svg:y2="9.164cm">
          <text:p/>
        </draw:line>
        <draw:line draw:style-name="gr2" draw:text-style-name="P1" draw:layer="layout" svg:x1="9.448cm" svg:y1="12.064cm" svg:x2="10.564cm" svg:y2="12.064cm">
          <text:p/>
        </draw:line>
        <draw:line draw:style-name="gr2" draw:text-style-name="P1" draw:layer="layout" svg:x1="10.464cm" svg:y1="12.064cm" svg:x2="9.448cm" svg:y2="10.794cm">
          <text:p/>
        </draw:line>
        <draw:line draw:style-name="gr2" draw:text-style-name="P1" draw:layer="layout" svg:x1="9.448cm" svg:y1="13.334cm" svg:x2="10.464cm" svg:y2="12.064cm">
          <text:p/>
        </draw:line>
        <draw:line draw:style-name="gr2" draw:text-style-name="P1" draw:layer="layout" svg:x1="9.448cm" svg:y1="14.864cm" svg:x2="10.564cm" svg:y2="14.864cm">
          <text:p/>
        </draw:line>
        <draw:line draw:style-name="gr2" draw:text-style-name="P1" draw:layer="layout" svg:x1="10.464cm" svg:y1="14.864cm" svg:x2="9.448cm" svg:y2="13.594cm">
          <text:p/>
        </draw:line>
        <draw:line draw:style-name="gr2" draw:text-style-name="P1" draw:layer="layout" svg:x1="9.448cm" svg:y1="12.064cm" svg:x2="10.564cm" svg:y2="12.064cm">
          <text:p/>
        </draw:line>
        <draw:line draw:style-name="gr2" draw:text-style-name="P1" draw:layer="layout" svg:x1="10.464cm" svg:y1="12.064cm" svg:x2="9.448cm" svg:y2="10.794cm">
          <text:p/>
        </draw:line>
        <draw:line draw:style-name="gr2" draw:text-style-name="P1" draw:layer="layout" svg:x1="9.448cm" svg:y1="13.334cm" svg:x2="10.464cm" svg:y2="12.064cm">
          <text:p/>
        </draw:line>
        <draw:line draw:style-name="gr2" draw:text-style-name="P1" draw:layer="layout" svg:x1="11.648cm" svg:y1="9.164cm" svg:x2="12.764cm" svg:y2="9.164cm">
          <text:p/>
        </draw:line>
        <draw:line draw:style-name="gr2" draw:text-style-name="P1" draw:layer="layout" svg:x1="11.734cm" svg:y1="6.618cm" svg:x2="12.75cm" svg:y2="9.052cm">
          <text:p/>
        </draw:line>
        <draw:line draw:style-name="gr2" draw:text-style-name="P1" draw:layer="layout" svg:x1="12.75cm" svg:y1="9.306cm" svg:x2="11.734cm" svg:y2="11.952cm">
          <text:p/>
        </draw:line>
        <draw:line draw:style-name="gr2" draw:text-style-name="P1" draw:layer="layout" svg:x1="11.648cm" svg:y1="14.864cm" svg:x2="12.764cm" svg:y2="14.864cm">
          <text:p/>
        </draw:line>
        <draw:frame draw:style-name="gr3" draw:text-style-name="P2" draw:layer="layout" svg:width="2.54cm" svg:height="1.362cm" svg:x="6.786cm" svg:y="4.44cm">
          <draw:text-box>
            <text:p><text:span text:style-name="T1">i=1</text:span></text:p>
          </draw:text-box>
        </draw:frame>
        <draw:frame draw:style-name="gr4" draw:layer="layout" svg:width="2.54cm" svg:height="1.039cm" svg:x="6.786cm" svg:y="5.941cm">
          <draw:text-box>
            <text:p><text:span text:style-name="T1">i=2</text:span></text:p>
          </draw:text-box>
        </draw:frame>
        <draw:frame draw:style-name="gr5" draw:layer="layout" svg:width="2.54cm" svg:height="1.039cm" svg:x="6.786cm" svg:y="7.342cm">
          <draw:text-box>
            <text:p><text:span text:style-name="T1">i=3</text:span></text:p>
          </draw:text-box>
        </draw:frame>
        <draw:frame draw:style-name="gr5" draw:layer="layout" svg:width="2.54cm" svg:height="1.039cm" svg:x="6.786cm" svg:y="8.742cm">
          <draw:text-box>
            <text:p><text:span text:style-name="T1">i=4</text:span></text:p>
          </draw:text-box>
        </draw:frame>
        <draw:frame draw:style-name="gr6" draw:layer="layout" svg:width="2.54cm" svg:height="1.039cm" svg:x="6.786cm" svg:y="10.143cm">
          <draw:text-box>
            <text:p><text:span text:style-name="T1">i=5</text:span></text:p>
          </draw:text-box>
        </draw:frame>
        <draw:frame draw:style-name="gr4" draw:layer="layout" svg:width="2.54cm" svg:height="1.039cm" svg:x="6.786cm" svg:y="11.544cm">
          <draw:text-box>
            <text:p><text:span text:style-name="T1">i=6</text:span></text:p>
          </draw:text-box>
        </draw:frame>
        <draw:frame draw:style-name="gr6" draw:layer="layout" svg:width="2.54cm" svg:height="1.039cm" svg:x="6.786cm" svg:y="14.245cm">
          <draw:text-box>
            <text:p><text:span text:style-name="T1">i=8</text:span></text:p>
          </draw:text-box>
        </draw:frame>
        <draw:frame draw:style-name="gr5" draw:layer="layout" svg:width="2.54cm" svg:height="1.039cm" svg:x="6.786cm" svg:y="12.945cm">
          <draw:text-box>
            <text:p><text:span text:style-name="T1">i=7</text:span></text:p>
          </draw:text-box>
        </draw:frame>
        <draw:line draw:style-name="gr2" draw:text-style-name="P1" draw:layer="layout" svg:x1="11.734cm" svg:y1="12.218cm" svg:x2="12.75cm" svg:y2="14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</meta:initial-creator>
    <meta:creation-date>2015-09-21T08:22:46.847376309</meta:creation-date>
    <dc:date>2015-09-21T09:24:11.943982374</dc:date>
    <dc:creator>Ashwin </dc:creator>
    <meta:editing-duration>PT4M30S</meta:editing-duration>
    <meta:editing-cycles>4</meta:editing-cycles>
    <meta:generator>LibreOffice/4.2.8.2$Linux_X86_64 LibreOffice_project/420m0$Build-2</meta:generator>
    <meta:document-statistic meta:object-count="41"/>
  </office:meta>
</office:document-meta>
</file>